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agnostics" table:style-name="ta1">
        <table:shapes>
          <draw:frame draw:z-index="0" draw:style-name="gr1" draw:text-style-name="P1" svg:width="6.2988in" svg:height="3.5429in" svg:x="1.2535in" svg:y="0in">
            <draw:object draw:notify-on-update-of-ranges="diagnostics.A2:diagnostics.A2 diagnostics.A3:diagnostics.A3 diagnostics.A4:diagnostics.A4 diagnostics.A5:diagnostics.A5 diagnostics.A6:diagnostics.A6 diagnostics.A7:diagnostics.A7 diagnostics.A8:diagnostics.A8 diagnostics.A9:diagnostics.A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.2638in" svg:y="3.5638in">
            <draw:object draw:notify-on-update-of-ranges="diagnostics.A22:diagnostics.A22 diagnostics.A23:diagnostics.A23 diagnostics.A24:diagnostics.A24 diagnostics.A25:diagnostics.A25 diagnostics.A26:diagnostics.A26 diagnostics.A27:diagnostics.A27 diagnostics.A28:diagnostics.A28 diagnostics.A29:diagnostics.A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Henry Cavill</text:p>
          </table:table-cell>
        </table:table-row>
        <table:table-row table:style-name="ro1">
          <table:table-cell office:value-type="float" office:value="0.02348" calcext:value-type="float">
            <text:p>0.02348</text:p>
          </table:table-cell>
        </table:table-row>
        <table:table-row table:style-name="ro1">
          <table:table-cell office:value-type="float" office:value="0.015167" calcext:value-type="float">
            <text:p>0.015167</text:p>
          </table:table-cell>
        </table:table-row>
        <table:table-row table:style-name="ro1">
          <table:table-cell office:value-type="float" office:value="0.016241" calcext:value-type="float">
            <text:p>0.016241</text:p>
          </table:table-cell>
        </table:table-row>
        <table:table-row table:style-name="ro1">
          <table:table-cell office:value-type="float" office:value="0.015987" calcext:value-type="float">
            <text:p>0.015987</text:p>
          </table:table-cell>
        </table:table-row>
        <table:table-row table:style-name="ro1">
          <table:table-cell office:value-type="float" office:value="0.035415" calcext:value-type="float">
            <text:p>0.035415</text:p>
          </table:table-cell>
        </table:table-row>
        <table:table-row table:style-name="ro1">
          <table:table-cell office:value-type="float" office:value="0.023386" calcext:value-type="float">
            <text:p>0.023386</text:p>
          </table:table-cell>
        </table:table-row>
        <table:table-row table:style-name="ro1">
          <table:table-cell office:value-type="float" office:value="0.017416" calcext:value-type="float">
            <text:p>0.017416</text:p>
          </table:table-cell>
        </table:table-row>
        <table:table-row table:style-name="ro1">
          <table:table-cell office:value-type="float" office:value="0.015899" calcext:value-type="float">
            <text:p>0.015899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office:value-type="string" calcext:value-type="string">
            <text:p>Big Sample Image</text:p>
          </table:table-cell>
        </table:table-row>
        <table:table-row table:style-name="ro1">
          <table:table-cell office:value-type="float" office:value="0.171592" calcext:value-type="float">
            <text:p>0.171592</text:p>
          </table:table-cell>
        </table:table-row>
        <table:table-row table:style-name="ro1">
          <table:table-cell office:value-type="float" office:value="0.170544" calcext:value-type="float">
            <text:p>0.170544</text:p>
          </table:table-cell>
        </table:table-row>
        <table:table-row table:style-name="ro1">
          <table:table-cell office:value-type="float" office:value="0.18155" calcext:value-type="float">
            <text:p>0.18155</text:p>
          </table:table-cell>
        </table:table-row>
        <table:table-row table:style-name="ro1">
          <table:table-cell office:value-type="float" office:value="0.181682" calcext:value-type="float">
            <text:p>0.181682</text:p>
          </table:table-cell>
        </table:table-row>
        <table:table-row table:style-name="ro1">
          <table:table-cell office:value-type="float" office:value="0.465219" calcext:value-type="float">
            <text:p>0.465219</text:p>
          </table:table-cell>
        </table:table-row>
        <table:table-row table:style-name="ro1">
          <table:table-cell office:value-type="float" office:value="0.294116" calcext:value-type="float">
            <text:p>0.294116</text:p>
          </table:table-cell>
        </table:table-row>
        <table:table-row table:style-name="ro1">
          <table:table-cell office:value-type="float" office:value="0.225394" calcext:value-type="float">
            <text:p>0.225394</text:p>
          </table:table-cell>
        </table:table-row>
        <table:table-row table:style-name="ro1">
          <table:table-cell office:value-type="float" office:value="0.186553" calcext:value-type="float">
            <text:p>0.186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12:55:25.552874488</dc:date>
    <meta:editing-duration>PT11M35S</meta:editing-duration>
    <meta:editing-cycles>2</meta:editing-cycles>
    <meta:generator>LibreOffice/7.3.7.2$Linux_X86_64 LibreOffice_project/30$Build-2</meta:generator>
    <meta:document-statistic meta:table-count="1" meta:cell-count="18" meta:object-count="2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2.458cm" style:legend-expansion="high" chart:style-name="ch2"/>
        <chart:plot-area chart:style-name="ch3" table:cell-range-address="diagnostics.A2:diagnostics.A9" chart:data-source-has-labels="row" svg:x="0.32cm" svg:y="0.18cm" svg:width="13.388cm" svg:height="8.64cm">
          <chart:coordinate-region svg:x="1.418cm" svg:y="0.379cm" svg:width="12.2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agnostics.A2:diagnostics.A2" loext:label-string="seqgsc" chart:class="chart:bar">
            <chart:data-point/>
            <loext:propertry-mapping loext:property="BorderColor" loext:cell-range-address=""/>
          </chart:series>
          <chart:series chart:style-name="ch8" chart:values-cell-range-address="diagnostics.A3:diagnostics.A3" loext:label-string="seqneg" chart:class="chart:bar">
            <chart:data-point/>
          </chart:series>
          <chart:series chart:style-name="ch9" chart:values-cell-range-address="diagnostics.A4:diagnostics.A4" loext:label-string="ompgsc" chart:class="chart:bar">
            <chart:data-point/>
          </chart:series>
          <chart:series chart:style-name="ch10" chart:values-cell-range-address="diagnostics.A5:diagnostics.A5" loext:label-string="ompneg" chart:class="chart:bar">
            <chart:data-point/>
          </chart:series>
          <chart:series chart:style-name="ch11" chart:values-cell-range-address="diagnostics.A6:diagnostics.A6" loext:label-string="posgsc" chart:class="chart:bar">
            <chart:data-point/>
          </chart:series>
          <chart:series chart:style-name="ch12" chart:values-cell-range-address="diagnostics.A7:diagnostics.A7" loext:label-string="posneg" chart:class="chart:bar">
            <chart:data-point/>
          </chart:series>
          <chart:series chart:style-name="ch13" chart:values-cell-range-address="diagnostics.A8:diagnostics.A8" loext:label-string="mpigsc" chart:class="chart:bar">
            <chart:data-point/>
          </chart:series>
          <chart:series chart:style-name="ch14" chart:values-cell-range-address="diagnostics.A9:diagnostics.A9" loext:label-string="mpineg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gsc</text:p>
              </table:table-cell>
              <table:table-cell office:value-type="string">
                <text:p/>
              </table:table-cell>
              <table:table-cell office:value-type="string">
                <text:p>seqneg</text:p>
              </table:table-cell>
              <table:table-cell office:value-type="string">
                <text:p>ompgsc</text:p>
              </table:table-cell>
              <table:table-cell office:value-type="string">
                <text:p>ompneg</text:p>
              </table:table-cell>
              <table:table-cell office:value-type="string">
                <text:p>posgsc</text:p>
              </table:table-cell>
              <table:table-cell office:value-type="string">
                <text:p>posneg</text:p>
              </table:table-cell>
              <table:table-cell office:value-type="string">
                <text:p>mpigsc</text:p>
              </table:table-cell>
              <table:table-cell office:value-type="string">
                <text:p>mpineg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2348">
                <text:p>0.02348</text:p>
                <draw:g>
                  <svg:desc>diagnostics.A2:diagnostics.A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15167">
                <text:p>0.015167</text:p>
                <draw:g>
                  <svg:desc>diagnostics.A3:diagnostics.A3</svg:desc>
                </draw:g>
              </table:table-cell>
              <table:table-cell office:value-type="float" office:value="0.016241">
                <text:p>0.016241</text:p>
                <draw:g>
                  <svg:desc>diagnostics.A4:diagnostics.A4</svg:desc>
                </draw:g>
              </table:table-cell>
              <table:table-cell office:value-type="float" office:value="0.015987">
                <text:p>0.015987</text:p>
                <draw:g>
                  <svg:desc>diagnostics.A5:diagnostics.A5</svg:desc>
                </draw:g>
              </table:table-cell>
              <table:table-cell office:value-type="float" office:value="0.035415">
                <text:p>0.035415</text:p>
                <draw:g>
                  <svg:desc>diagnostics.A6:diagnostics.A6</svg:desc>
                </draw:g>
              </table:table-cell>
              <table:table-cell office:value-type="float" office:value="0.023386">
                <text:p>0.023386</text:p>
                <draw:g>
                  <svg:desc>diagnostics.A7:diagnostics.A7</svg:desc>
                </draw:g>
              </table:table-cell>
              <table:table-cell office:value-type="float" office:value="0.017416">
                <text:p>0.017416</text:p>
                <draw:g>
                  <svg:desc>diagnostics.A8:diagnostics.A8</svg:desc>
                </draw:g>
              </table:table-cell>
              <table:table-cell office:value-type="float" office:value="0.015899">
                <text:p>0.015899</text:p>
                <draw:g>
                  <svg:desc>diagnostics.A9:diagnostics.A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2.458cm" style:legend-expansion="high" chart:style-name="ch2"/>
        <chart:plot-area chart:style-name="ch3" table:cell-range-address="diagnostics.A22:diagnostics.A29" chart:data-source-has-labels="row" svg:x="0.32cm" svg:y="0.18cm" svg:width="13.388cm" svg:height="8.64cm">
          <chart:coordinate-region svg:x="1.232cm" svg:y="0.379cm" svg:width="12.4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agnostics.A22:diagnostics.A22" loext:label-string="seqgsc" chart:class="chart:bar">
            <chart:data-point/>
          </chart:series>
          <chart:series chart:style-name="ch8" chart:values-cell-range-address="diagnostics.A23:diagnostics.A23" loext:label-string="seqneg" chart:class="chart:bar">
            <chart:data-point/>
          </chart:series>
          <chart:series chart:style-name="ch9" chart:values-cell-range-address="diagnostics.A24:diagnostics.A24" loext:label-string="ompgsc" chart:class="chart:bar">
            <chart:data-point/>
          </chart:series>
          <chart:series chart:style-name="ch10" chart:values-cell-range-address="diagnostics.A25:diagnostics.A25" loext:label-string="ompneg" chart:class="chart:bar">
            <chart:data-point/>
          </chart:series>
          <chart:series chart:style-name="ch11" chart:values-cell-range-address="diagnostics.A26:diagnostics.A26" loext:label-string="posgsc" chart:class="chart:bar">
            <chart:data-point/>
          </chart:series>
          <chart:series chart:style-name="ch12" chart:values-cell-range-address="diagnostics.A27:diagnostics.A27" loext:label-string="posneg" chart:class="chart:bar">
            <chart:data-point/>
          </chart:series>
          <chart:series chart:style-name="ch13" chart:values-cell-range-address="diagnostics.A28:diagnostics.A28" loext:label-string="mpigsc" chart:class="chart:bar">
            <chart:data-point/>
          </chart:series>
          <chart:series chart:style-name="ch14" chart:values-cell-range-address="diagnostics.A29:diagnostics.A29" loext:label-string="mpineg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gsc</text:p>
              </table:table-cell>
              <table:table-cell office:value-type="string">
                <text:p>seqneg</text:p>
              </table:table-cell>
              <table:table-cell office:value-type="string">
                <text:p>ompgsc</text:p>
              </table:table-cell>
              <table:table-cell office:value-type="string">
                <text:p>ompneg</text:p>
              </table:table-cell>
              <table:table-cell office:value-type="string">
                <text:p>posgsc</text:p>
              </table:table-cell>
              <table:table-cell office:value-type="string">
                <text:p>posneg</text:p>
              </table:table-cell>
              <table:table-cell office:value-type="string">
                <text:p>mpigsc</text:p>
              </table:table-cell>
              <table:table-cell office:value-type="string">
                <text:p>mpineg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71592">
                <text:p>0.171592</text:p>
                <draw:g>
                  <svg:desc>diagnostics.A22:diagnostics.A22</svg:desc>
                </draw:g>
              </table:table-cell>
              <table:table-cell office:value-type="float" office:value="0.170544">
                <text:p>0.170544</text:p>
                <draw:g>
                  <svg:desc>diagnostics.A23:diagnostics.A23</svg:desc>
                </draw:g>
              </table:table-cell>
              <table:table-cell office:value-type="float" office:value="0.18155">
                <text:p>0.18155</text:p>
                <draw:g>
                  <svg:desc>diagnostics.A24:diagnostics.A24</svg:desc>
                </draw:g>
              </table:table-cell>
              <table:table-cell office:value-type="float" office:value="0.181682">
                <text:p>0.181682</text:p>
                <draw:g>
                  <svg:desc>diagnostics.A25:diagnostics.A25</svg:desc>
                </draw:g>
              </table:table-cell>
              <table:table-cell office:value-type="float" office:value="0.465219">
                <text:p>0.465219</text:p>
                <draw:g>
                  <svg:desc>diagnostics.A26:diagnostics.A26</svg:desc>
                </draw:g>
              </table:table-cell>
              <table:table-cell office:value-type="float" office:value="0.294116">
                <text:p>0.294116</text:p>
                <draw:g>
                  <svg:desc>diagnostics.A27:diagnostics.A27</svg:desc>
                </draw:g>
              </table:table-cell>
              <table:table-cell office:value-type="float" office:value="0.225394">
                <text:p>0.225394</text:p>
                <draw:g>
                  <svg:desc>diagnostics.A28:diagnostics.A28</svg:desc>
                </draw:g>
              </table:table-cell>
              <table:table-cell office:value-type="float" office:value="0.186553">
                <text:p>0.186553</text:p>
                <draw:g>
                  <svg:desc>diagnostics.A29:diagnostics.A29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